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6B20F5E8C8F704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04cm, 9.748cm, 13.707cm, 6.84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cm" svg:height="11.628cm" svg:x="0.3cm" svg:y="0.201cm">
          <draw:image xlink:href="Pictures/10000000000005E8000007E0D6B20F5E8C8F704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23:36.337803560</dc:date>
    <meta:editing-duration>PT2M3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